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09.7pt"/>
    </style:style>
    <style:style style:name="co7" style:family="table-column">
      <style:table-column-properties fo:break-before="auto" style:column-width="210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orig_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<text:a xlink:href="https://www.delfi.lt/verslas/verslas/kuodis-elitas-katastrofai-jau-pasiruoses.d?id=80408963" xlink:type="simple">https://www.delfi.lt/verslas/verslas/kuodis-elitas-katastrofai-jau-pasiruoses.d?id=80408963</text:a></text:p>
          </table:table-cell>
          <table:table-cell office:value-type="string" calcext:value-type="string">
            <text:p>ekonominė politika; nelygybė; financializacij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date" office:date-value="2019-02-15" calcext:value-type="date">
            <text:p>2019-02-15</text:p>
          </table:table-cell>
          <table:table-cell office:value-type="string" calcext:value-type="string">
            <text:p><text:a xlink:href="https://www.economist.com/graphic-detail/2019/02/15/disputes-over-defence-budgets-will-continue-to-divide-nato" xlink:type="simple">https://www.economist.com/graphic-detail/2019/02/15/disputes-over-defence-budgets-will-continue-to-divide-nato</text:a></text:p>
          </table:table-cell>
          <table:table-cell office:value-type="string" calcext:value-type="string">
            <text:p>gynyba; biudžetas; išlaidos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date" office:date-value="2019-01-28" calcext:value-type="date">
            <text:p>2019-01-28</text:p>
          </table:table-cell>
          <table:table-cell office:value-type="string" calcext:value-type="string">
            <text:p><text:a xlink:href="https://www.economist.com/graphic-detail/2019/01/28/how-big-is-the-wage-penalty-for-mothers" xlink:type="simple">https://www.economist.com/graphic-detail/2019/01/28/how-big-is-the-wage-penalty-for-mothers</text:a></text:p>
          </table:table-cell>
          <table:table-cell office:value-type="string" calcext:value-type="string">
            <text:p>darbo rinka, vaikai, pajamos</text:p>
          </table:table-cell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date" office:date-value="2019-02-22" calcext:value-type="date">
            <text:p>2019-02-22</text:p>
          </table:table-cell>
          <table:table-cell office:value-type="string" calcext:value-type="string">
            <text:p><text:a xlink:href="https://www.universityworldnews.com/post.php?story=20190218123554751" xlink:type="simple">https://www.universityworldnews.com/post.php?story=20190218123554751</text:a></text:p>
          </table:table-cell>
          <table:table-cell office:value-type="string" calcext:value-type="string">
            <text:p>švietimas</text:p>
          </table:table-cell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date" office:date-value="2019-02-24" calcext:value-type="date">
            <text:p>2019-02-24</text:p>
          </table:table-cell>
          <table:table-cell office:value-type="string" calcext:value-type="string">
            <text:p><text:a xlink:href="http://www.maldeikiene.lt/vasario-18-24-dienos-mes-metomes-meskuciais-pasaulis-skuba-chaoso-link/" xlink:type="simple">http://www.maldeikiene.lt/vasario-18-24-dienos-mes-metomes-meskuciais-pasaulis-skuba-chaoso-link/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kaitiniai.A1:skaitiniai.G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3:32:30.218055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6T23:49:14.165098690</dc:date>
    <meta:editing-duration>PT13M24S</meta:editing-duration>
    <meta:editing-cycles>4</meta:editing-cycles>
    <meta:generator>LibreOffice/6.0.7.3$Linux_X86_64 LibreOffice_project/00m0$Build-3</meta:generator>
    <meta:document-statistic meta:table-count="1" meta:cell-count="41" meta:object-count="0"/>
  </office:meta>
</office:document-meta>
</file>